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492c" officeooo:paragraph-rsid="0009492c"/>
    </style:style>
    <style:style style:name="P2" style:family="paragraph" style:parent-style-name="Standard">
      <style:text-properties officeooo:rsid="000afdd8" officeooo:paragraph-rsid="000afdd8"/>
    </style:style>
    <style:style style:name="P3" style:family="paragraph" style:parent-style-name="Standard">
      <style:text-properties officeooo:rsid="000be0b9" officeooo:paragraph-rsid="000c0372"/>
    </style:style>
    <style:style style:name="P4" style:family="paragraph" style:parent-style-name="Heading_20_1">
      <style:text-properties officeooo:rsid="0009492c" officeooo:paragraph-rsid="0009492c"/>
    </style:style>
    <style:style style:name="T1" style:family="text">
      <style:text-properties officeooo:rsid="0009492c"/>
    </style:style>
    <style:style style:name="T2" style:family="text">
      <style:text-properties officeooo:rsid="000c0372"/>
    </style:style>
    <style:style style:name="T3" style:family="text">
      <style:text-properties officeooo:rsid="000d0f6e"/>
    </style:style>
    <style:style style:name="T4" style:family="text">
      <style:text-properties officeooo:rsid="000e87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Questions</text:p>
      <text:p text:style-name="P1"><text:a xlink:type="simple" xlink:href="https://vigowebs.medium.com/frequently-asked-node-js-interview-questions-and-answers-b74fa1f20678" text:style-name="Internet_20_link" text:visited-style-name="Visited_20_Internet_20_Link">https://vigowebs.medium.com/frequently-asked-node-js-interview-questions-and-answers-b74fa1f20678</text:a></text:p>
      <text:p text:style-name="P1"/>
      <text:p text:style-name="P1"><text:a xlink:type="simple" xlink:href="https://www.tutorialsteacher.com/online-test/test-question?test=nodejs" text:style-name="Internet_20_link" text:visited-style-name="Visited_20_Internet_20_Link">https://www.tutorialsteacher.com/online-test/test-question?test=nodejs</text:a></text:p>
      <text:p text:style-name="P1"/>
      <text:p text:style-name="P1"><text:a xlink:type="simple" xlink:href="https://www.javatpoint.com/node-js-interview-questions" text:style-name="Internet_20_link" text:visited-style-name="Visited_20_Internet_20_Link">https://www.javatpoint.com/node-js-interview-questions</text:a></text:p>
      <text:p text:style-name="P1"/>
      <text:p text:style-name="P1"/>
      <text:p text:style-name="P2">Node Environment prod dev</text:p>
      <text:p text:style-name="P2"><text:a xlink:type="simple" xlink:href="https://github.com/madhug-nadig/Server-Side-Development-with-NodeJS-coursera/tree/master/Week%204" text:style-name="Internet_20_link" text:visited-style-name="Visited_20_Internet_20_Link">https://github.com/madhug-nadig/Server-Side-Development-with-NodeJS-coursera/tree/master/Week%204</text:a></text:p>
      <text:p text:style-name="P2"/>
      <text:p text:style-name="P2"/>
      <text:p text:style-name="P1"/>
      <text:p text:style-name="P1"/>
      <text:p text:style-name="P1"/>
      <text:h text:style-name="P4" text:outline-level="1">Node Hero - Understanding Async Programming in Node.js</text:h>
      <text:p text:style-name="P1"/>
      <text:p text:style-name="P1"><text:a xlink:type="simple" xlink:href="https://blog.risingstack.com/node-hero-async-programming-in-node-js/" text:style-name="Internet_20_link" text:visited-style-name="Visited_20_Internet_20_Link">https://blog.risingstack.com/node-hero-async-programming-in-node-js/</text:a></text:p>
      <text:p text:style-name="P1"/>
      <text:p text:style-name="P1"/>
      <text:p text:style-name="P1">other node material</text:p>
      <text:p text:style-name="P1"><text:a xlink:type="simple" xlink:href="https://blog.risingstack.com/tag/node-hero-getting-started-with-node-js/" text:style-name="Internet_20_link" text:visited-style-name="Visited_20_Internet_20_Link">https://blog.risingstack.com/tag/node-hero-getting-started-with-node-js/</text:a></text:p>
      <text:p text:style-name="P1"><text:s text:c="2"/></text:p>
      <text:p text:style-name="P1">CJS tutorial</text:p>
      <text:p text:style-name="P1"/>
      <text:p text:style-name="P1"><text:a xlink:type="simple" xlink:href="https://medium.com/webpack/the-state-of-javascript-modules-4636d1774358" text:style-name="Internet_20_link" text:visited-style-name="Visited_20_Internet_20_Link">https://medium.com/webpack/the-state-of-javascript-modules-4636d1774358</text:a></text:p>
      <text:p text:style-name="P1"/>
      <text:p text:style-name="P1"><text:a xlink:type="simple" xlink:href="https://adrianmejia.com/getting-started-with-node-js-modules-require-exports-imports-npm-and-beyond/" text:style-name="Internet_20_link" text:visited-style-name="Visited_20_Internet_20_Link">https://adrianmejia.com/getting-started-with-node-js-modules-require-exports-imports-npm-and-beyond/</text:a></text:p>
      <text:p text:style-name="P1"/>
      <text:p text:style-name="P1">Node Book having <text:span text:style-name="T2">security</text:span> contents</text:p>
      <text:p text:style-name="P1"><text:a xlink:type="simple" xlink:href="https://github.com/kryz81/awesome-nodejs-learning" text:style-name="Internet_20_link" text:visited-style-name="Visited_20_Internet_20_Link">https://github.com/kryz81/awesome-nodejs-learning</text:a></text:p>
      <text:p text:style-name="P1"/>
      <text:h text:style-name="P4" text:outline-level="1"><text:bookmark text:name="67f7"/>ECMAScript Modules</text:h>
      <text:p text:style-name="P1"/>
      <text:p text:style-name="P1"><text:a xlink:type="simple" xlink:href="https://itnext.io/deep-dive-into-node-js-module-architecture-b80fbd22dacb" text:style-name="Internet_20_link" text:visited-style-name="Visited_20_Internet_20_Link">https://itnext.io/deep-dive-into-node-js-module-architecture-b80fbd22dacb</text:a></text:p>
      <text:p text:style-name="P1"/>
      <text:p text:style-name="P1"/>
      <text:p text:style-name="P1"/>
      <text:p text:style-name="P1">Node Projects</text:p>
      <text:p text:style-name="P1"/>
      <text:p text:style-name="P1"><text:a xlink:type="simple" xlink:href="https://www.codementor.io/nodejs-projects" text:style-name="Internet_20_link" text:visited-style-name="Visited_20_Internet_20_Link">https://www.codementor.io/nodejs-projects</text:a></text:p>
      <text:p text:style-name="P3"><text:soft-page-break/>Re<text:span text:style-name="T1">M</text:span>aining <text:s text:c="13"/>post request <text:span text:style-name="T3">from postman</text:span> <text:s text:c="2"/>uploading <text:s/>files and <text:span text:style-name="T3">images</text:span> <text:span text:style-name="T1">M</text:span>aking api request <text:span text:style-name="T2">testing using <text:s/>scripts <text:s text:c="2"/>running js files from t</text:span><text:a xlink:type="simple" xlink:href="https://itnext.io/deep-dive-into-node-js-module-architecture-b80fbd22dacb" text:style-name="Internet_20_link" text:visited-style-name="Visited_20_Internet_20_Link"><text:span text:style-name="T2">x</text:span></text:a><text:span text:style-name="T2">t files using <text:s/>cli <text:s text:c="5"/>Buffering a GET request <text:s/>Communicating with WebSockets <text:s text:c="2"/>Creating a Node.js WebSocket </text:span>client <text:s text:c="24"/><text:span text:style-name="T4">ip blo</text:span>c<text:span text:style-name="T4">k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7:52:59.631885018</meta:creation-date>
    <dc:date>2021-04-16T09:54:08.849572097</dc:date>
    <meta:editing-duration>PT10M5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76" meta:character-count="1282" meta:non-whitespace-character-count="1172"/>
  </office:meta>
</office:document-meta>
</file>